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74.61mm"/>
    </style:style>
    <style:style style:name="co2" style:family="table-column">
      <style:table-column-properties fo:break-before="auto" style:column-width="52.63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22.05mm"/>
    </style:style>
    <style:style style:name="co5" style:family="table-column">
      <style:table-column-properties fo:break-before="auto" style:column-width="101.11mm"/>
    </style:style>
    <style:style style:name="co6" style:family="table-column">
      <style:table-column-properties fo:break-before="auto" style:column-width="83.41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02.39mm"/>
    </style:style>
    <style:style style:name="co9" style:family="table-column">
      <style:table-column-properties fo:break-before="auto" style:column-width="265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84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Hashtags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Filename</text:p>
          </table:table-cell>
          <table:table-cell/>
        </table:table-row>
        <table:table-row table:style-name="ro2">
          <table:table-cell office:value-type="string" calcext:value-type="string">
            <text:p>LID</text:p>
          </table:table-cell>
          <table:table-cell office:value-type="string" calcext:value-type="string">
            <text:p>Spoken Language Identification</text:p>
          </table:table-cell>
          <table:table-cell table:style-name="ce2" office:value-type="date" office:date-value="2019-09-09" calcext:value-type="date">
            <text:p>2019-09-0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ulti-Head Self-Attention Networks for Language Identification</text:p>
          </table:table-cell>
          <table:table-cell office:value-type="string" calcext:value-type="string">
            <text:p>RK Vuddagiri, HK Vydana, T Mandava, AK Vuppala</text:p>
          </table:table-cell>
          <table:table-cell office:value-type="string" calcext:value-type="string">
            <text:p><text:a xlink:href="http://scholar.google.com/scholar_url?url=http://web2py.iiit.ac.in/research_centres/publications/download/inproceedings.pdf.ac89a68621d7a23e.5261766920567564646167697269205b4943332d323031395d2e706466.pdf&amp;hl=en&amp;sa=X&amp;d=16883424801377987641&amp;scisig=AAGBfm2OtHpsZtWNAgKuD5-ffKDY5pELQA&amp;nossl=1&amp;oi=scholaralrt&amp;hist=mmMKx-QAAAAJ:14018764898923142021:AAGBfm2mb_WYfRXtpuHII2KnnZs8al1dQQ" xlink:type="simple">http://scholar.google.com/scholar_url?url=http://web2py.iiit.ac.in/research_centres/publications/download/inproceedings.pdf.ac89a68621d7a23e.5261766920567564646167697269205b4943332d323031395d2e706466.pdf&amp;hl=en&amp;sa=X&amp;d=16883424801377987641&amp;scisig=AAGBfm2OtHpsZtWNAgKuD5-ffKDY5pELQA&amp;nossl=1&amp;oi=scholaralrt&amp;hist=mmMKx-QAAAAJ:14018764898923142021:AAGBfm2mb_WYfRXtpuHII2KnnZs8al1dQQ</text:a></text:p>
          </table:table-cell>
          <table:table-cell office:value-type="string" calcext:value-type="string">
            <text:p>speaker_recognition-Ahilan_Kanagasundaram_Thesis.pdf</text:p>
          </table:table-cell>
          <table:table-cell office:value-type="string" calcext:value-type="string">
            <text:p>Self-attention networks are being popularly employed in sequence classification and sequence summarization tasks. State-of-the-art models use sequential models to</text:p>
            <text:p>capture the high-level information, but these models are sensitive to length of …</text:p>
          </table:table-cell>
        </table:table-row>
        <table:table-row table:style-name="ro1">
          <table:table-cell/>
          <table:table-cell office:value-type="string" calcext:value-type="string">
            <text:p>I-Vector PLDA, Short Utterance</text:p>
          </table:table-cell>
          <table:table-cell table:style-name="ce2" office:value-type="date" office:date-value="2019-09-10" calcext:value-type="date">
            <text:p>2019-09-10</text:p>
          </table:table-cell>
          <table:table-cell office:value-type="string" calcext:value-type="string">
            <text:p>Oct. 2014</text:p>
          </table:table-cell>
          <table:table-cell office:value-type="string" calcext:value-type="string">
            <text:p>Speaker Verification using I-vector Features</text:p>
          </table:table-cell>
          <table:table-cell office:value-type="string" calcext:value-type="string">
            <text:p>Ahilan Kanagasundaram</text:p>
          </table:table-cell>
          <table:table-cell office:value-type="string" calcext:value-type="string">
            <text:p><text:a xlink:href="https://eprints.qut.edu.au/77834/1/Ahilan_Kanagasundaram_Thesis.pdf" xlink:type="simple">https://eprints.qut.edu.au/77834/1/Ahilan_Kanagasundaram_Thesis.pdf</text:a></text:p>
          </table:table-cell>
          <table:table-cell office:value-type="string" calcext:value-type="string">
            <text:p>spoken_language_identification-Ravi_Vuddagiri_[IC3-2019].pdf</text:p>
          </table:table-cell>
          <table:table-cell office:value-type="string" calcext:value-type="string">
            <text:p>Ph.D. Thesis, Queensland University of Technology</text:p>
          </table:table-cell>
        </table:table-row>
        <table:table-row table:style-name="ro1" table:number-rows-repeated="104857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00/00/00</text:date>, <text:time style:data-style-name="N2" text:time-value="09:59:24.9739809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0:29:07.204262308</meta:creation-date>
    <dc:date>2019-09-10T10:23:51.141556810</dc:date>
    <meta:editing-duration>PT29M40S</meta:editing-duration>
    <meta:editing-cycles>5</meta:editing-cycles>
    <meta:generator>LibreOffice/6.0.7.3$Linux_X86_64 LibreOffice_project/00m0$Build-3</meta:generator>
    <meta:document-statistic meta:table-count="1" meta:cell-count="25" meta:object-count="0"/>
  </office:meta>
</office:document-meta>
</file>